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999cm" svg:height="8.999cm" svg:x="0.02cm" svg:y="0.50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7-05-31T14:32:41.842019845</dc:date>
    <meta:editing-duration>PT2M30S</meta:editing-duration>
    <meta:editing-cycles>15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53cm" svg:y="0.379cm" svg:width="14.433cm" svg:height="8.242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0.481753674101715">
                <text:p>-0.4817536741017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0.90482705246602">
                <text:p>-0.904827052466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125333233564305">
                <text:p>-0.125333233564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844327925502015">
                <text:p>0.8443279255020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481753674101715">
                <text:p>0.4817536741017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25333233564305">
                <text:p>0.125333233564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44929359829471E-016">
                <text:p>2.44929359829471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587785252292474">
                <text:p>-0.5877852522924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0.684547105928689">
                <text:p>-0.68454710592868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0.770513242775789">
                <text:p>-0.7705132427757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951056516295153">
                <text:p>-0.9510565162951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998026728428271">
                <text:p>-0.99802672842827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982287250728689">
                <text:p>-0.9822872507286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0.951056516295154">
                <text:p>-0.9510565162951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0.904827052466019">
                <text:p>-0.9048270524660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0.844327925502015">
                <text:p>-0.84432792550201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0.77051324277579">
                <text:p>-0.77051324277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0.68454710592869">
                <text:p>-0.684547105928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0.587785252292473">
                <text:p>-0.5877852522924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0.481753674101716">
                <text:p>-0.4817536741017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0.368124552684678">
                <text:p>-0.3681245526846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248689887164855">
                <text:p>-0.2486898871648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125333233564304">
                <text:p>-0.125333233564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125333233564303">
                <text:p>0.12533323356430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248689887164855">
                <text:p>0.2486898871648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68124552684677">
                <text:p>0.3681245526846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684547105928689">
                <text:p>0.6845471059286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770513242775789">
                <text:p>0.7705132427757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90482705246602">
                <text:p>0.9048270524660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998026728428271">
                <text:p>0.9980267284282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982287250728689">
                <text:p>0.98228725072868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951056516295154">
                <text:p>0.9510565162951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904827052466019">
                <text:p>0.9048270524660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844327925502016">
                <text:p>0.8443279255020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77051324277579">
                <text:p>0.770513242775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68454710592869">
                <text:p>0.6845471059286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481753674101716">
                <text:p>0.4817536741017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368124552684678">
                <text:p>0.368124552684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248689887164856">
                <text:p>0.2486898871648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125333233564304">
                <text:p>0.1253332335643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4.89858719658941E-016">
                <text:p>4.89858719658941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